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2a6099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5"/>
        <table:table-column table:style-name="co1" table:number-columns-repeated="2" table:default-cell-style-name="ce7"/>
        <table:table-column table:style-name="co1" table:number-columns-repeated="2" table:default-cell-style-name="ce9"/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9" calcext:value-type="float">
            <text:p>9</text:p>
          </table:table-cell>
          <table:table-cell office:value-type="float" office:value="1491" calcext:value-type="float">
            <text:p>1491</text:p>
          </table:table-cell>
          <table:table-cell office:value-type="float" office:value="7900" calcext:value-type="float">
            <text:p>7900</text:p>
          </table:table-cell>
          <table:table-cell office:value-type="float" office:value="8138" calcext:value-type="float">
            <text:p>8138</text:p>
          </table:table-cell>
          <table:table-cell table:formula="of:=MAX(VLOOKUP([.C2];[.$A$1:.$F$21];6;0);VLOOKUP([.D2];[.$A$1:.$F$21];6;0);VLOOKUP([.E2];[.$A$1:.$F$21];6;0);)+[.B2]"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39" calcext:value-type="float">
            <text:p>39</text:p>
          </table:table-cell>
          <table:table-cell office:value-type="float" office:value="3482" calcext:value-type="float">
            <text:p>3482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0</text:p>
          </table:table-cell>
          <table:table-cell table:formula="of:=MAX(VLOOKUP([.C3];[.$A$1:.$F$21];6;0);VLOOKUP([.D3];[.$A$1:.$F$21];6;0);VLOOKUP([.E3];[.$A$1:.$F$21];6;0);)+[.B3]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1494" calcext:value-type="float">
            <text:p>149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491" calcext:value-type="float">
            <text:p>1491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0</text:p>
          </table:table-cell>
          <table:table-cell table:formula="of:=MAX(VLOOKUP([.C4];[.$A$1:.$F$21];6;0);VLOOKUP([.D4];[.$A$1:.$F$21];6;0);VLOOKUP([.E4];[.$A$1:.$F$21];6;0);)+[.B4]"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24" calcext:value-type="float">
            <text:p>24</text:p>
          </table:table-cell>
          <table:table-cell office:value-type="float" office:value="3482" calcext:value-type="float">
            <text:p>3482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5];[.$A$1:.$F$21];6;0);VLOOKUP([.D5];[.$A$1:.$F$21];6;0);VLOOKUP([.E5];[.$A$1:.$F$21];6;0);)+[.B5]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float" office:value="4" calcext:value-type="float">
            <text:p>4</text:p>
          </table:table-cell>
          <table:table-cell office:value-type="float" office:value="1494" calcext:value-type="float">
            <text:p>1494</text:p>
          </table:table-cell>
          <table:table-cell office:value-type="float" office:value="3482" calcext:value-type="float">
            <text:p>3482</text:p>
          </table:table-cell>
          <table:table-cell office:value-type="float" office:value="6179" calcext:value-type="float">
            <text:p>6179</text:p>
          </table:table-cell>
          <table:table-cell table:formula="of:=MAX(VLOOKUP([.C6];[.$A$1:.$F$21];6;0);VLOOKUP([.D6];[.$A$1:.$F$21];6;0);VLOOKUP([.E6];[.$A$1:.$F$21];6;0);)+[.B6]" office:value-type="float" office:value="67" calcext:value-type="float">
            <text:p>67</text:p>
          </table:table-cell>
          <table:table-cell table:formula="of:=MAX([.F:.F])"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float" office:value="24" calcext:value-type="float">
            <text:p>24</text:p>
          </table:table-cell>
          <table:table-cell office:value-type="float" office:value="4860" calcext:value-type="float">
            <text:p>4860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0</text:p>
          </table:table-cell>
          <table:table-cell table:formula="of:=MAX(VLOOKUP([.C7];[.$A$1:.$F$21];6;0);VLOOKUP([.D7];[.$A$1:.$F$21];6;0);VLOOKUP([.E7];[.$A$1:.$F$21];6;0);)+[.B7]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float" office:value="7" calcext:value-type="float">
            <text:p>7</text:p>
          </table:table-cell>
          <table:table-cell office:value-type="float" office:value="3482" calcext:value-type="float">
            <text:p>3482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0</text:p>
          </table:table-cell>
          <table:table-cell table:formula="of:=MAX(VLOOKUP([.C8];[.$A$1:.$F$21];6;0);VLOOKUP([.D8];[.$A$1:.$F$21];6;0);VLOOKUP([.E8];[.$A$1:.$F$21];6;0);)+[.B8]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MAX(VLOOKUP([.C9];[.$A$1:.$F$21];6;0);VLOOKUP([.D9];[.$A$1:.$F$21];6;0);VLOOKUP([.E9];[.$A$1:.$F$21];6;0);)+[.B9]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MAX(VLOOKUP([.C10];[.$A$1:.$F$21];6;0);VLOOKUP([.D10];[.$A$1:.$F$21];6;0);VLOOKUP([.E10];[.$A$1:.$F$21];6;0);)+[.B10]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24" calcext:value-type="float">
            <text:p>24</text:p>
          </table:table-cell>
          <table:table-cell office:value-type="float" office:value="4860" calcext:value-type="float">
            <text:p>486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1];[.$A$1:.$F$21];6;0);VLOOKUP([.D11];[.$A$1:.$F$21];6;0);VLOOKUP([.E11];[.$A$1:.$F$21];6;0);)+[.B11]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4860" calcext:value-type="float">
            <text:p>48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2];[.$A$1:.$F$21];6;0);VLOOKUP([.D12];[.$A$1:.$F$21];6;0);VLOOKUP([.E12];[.$A$1:.$F$21];6;0);)+[.B12]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5483" calcext:value-type="float">
            <text:p>548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491" calcext:value-type="float">
            <text:p>149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3];[.$A$1:.$F$21];6;0);VLOOKUP([.D13];[.$A$1:.$F$21];6;0);VLOOKUP([.E13];[.$A$1:.$F$21];6;0);)+[.B13]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6041" calcext:value-type="float">
            <text:p>604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954" calcext:value-type="float">
            <text:p>3954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0</text:p>
          </table:table-cell>
          <table:table-cell table:formula="of:=MAX(VLOOKUP([.C14];[.$A$1:.$F$21];6;0);VLOOKUP([.D14];[.$A$1:.$F$21];6;0);VLOOKUP([.E14];[.$A$1:.$F$21];6;0);)+[.B14]"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6179" calcext:value-type="float">
            <text:p>6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5];[.$A$1:.$F$21];6;0);VLOOKUP([.D15];[.$A$1:.$F$21];6;0);VLOOKUP([.E15];[.$A$1:.$F$21];6;0);)+[.B15]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7242" calcext:value-type="float">
            <text:p>7242</text:p>
          </table:table-cell>
          <table:table-cell office:value-type="float" office:value="35" calcext:value-type="float">
            <text:p>35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6];[.$A$1:.$F$21];6;0);VLOOKUP([.D16];[.$A$1:.$F$21];6;0);VLOOKUP([.E16];[.$A$1:.$F$21];6;0);)+[.B16]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7474" calcext:value-type="float">
            <text:p>7474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3621" calcext:value-type="float">
            <text:p>3621</text:p>
          </table:table-cell>
          <table:table-cell table:style-name="ce8" office:value-type="float" office:value="6179" calcext:value-type="float">
            <text:p>6179</text:p>
          </table:table-cell>
          <table:table-cell table:style-name="ce8" office:value-type="string" calcext:value-type="string">
            <text:p>0</text:p>
          </table:table-cell>
          <table:table-cell table:formula="of:=MAX(VLOOKUP([.C17];[.$A$1:.$F$21];6;0);VLOOKUP([.D17];[.$A$1:.$F$21];6;0);VLOOKUP([.E17];[.$A$1:.$F$21];6;0);)+[.B17]" office:value-type="float" office:value="31" calcext:value-type="float">
            <text:p>31</text:p>
          </table:table-cell>
          <table:table-cell table:style-name="Default"/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11" calcext:value-type="float">
            <text:p>11</text:p>
          </table:table-cell>
          <table:table-cell office:value-type="float" office:value="1494" calcext:value-type="float">
            <text:p>1494</text:p>
          </table:table-cell>
          <table:table-cell table:style-name="ce8" office:value-type="float" office:value="3103" calcext:value-type="float">
            <text:p>3103</text:p>
          </table:table-cell>
          <table:table-cell table:style-name="ce8" office:value-type="float" office:value="8820" calcext:value-type="float">
            <text:p>8820</text:p>
          </table:table-cell>
          <table:table-cell table:formula="of:=MAX(VLOOKUP([.C18];[.$A$1:.$F$21];6;0);VLOOKUP([.D18];[.$A$1:.$F$21];6;0);VLOOKUP([.E18];[.$A$1:.$F$21];6;0);)+[.B18]" office:value-type="float" office:value="74" calcext:value-type="float">
            <text:p>74</text:p>
          </table:table-cell>
          <table:table-cell table:style-name="Default"/>
        </table:table-row>
        <table:table-row table:style-name="ro2">
          <table:table-cell office:value-type="float" office:value="8138" calcext:value-type="float">
            <text:p>813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621" calcext:value-type="float">
            <text:p>3621</text:p>
          </table:table-cell>
          <table:table-cell table:style-name="ce8" office:value-type="float" office:value="7474" calcext:value-type="float">
            <text:p>7474</text:p>
          </table:table-cell>
          <table:table-cell table:style-name="ce8" office:value-type="string" calcext:value-type="string">
            <text:p>0</text:p>
          </table:table-cell>
          <table:table-cell table:formula="of:=MAX(VLOOKUP([.C19];[.$A$1:.$F$21];6;0);VLOOKUP([.D19];[.$A$1:.$F$21];6;0);VLOOKUP([.E19];[.$A$1:.$F$21];6;0);)+[.B19]" office:value-type="float" office:value="64" calcext:value-type="float">
            <text:p>64</text:p>
          </table:table-cell>
          <table:table-cell table:style-name="Default"/>
        </table:table-row>
        <table:table-row table:style-name="ro2">
          <table:table-cell office:value-type="float" office:value="8820" calcext:value-type="float">
            <text:p>8820</text:p>
          </table:table-cell>
          <table:table-cell office:value-type="float" office:value="12" calcext:value-type="float">
            <text:p>12</text:p>
          </table:table-cell>
          <table:table-cell office:value-type="float" office:value="3482" calcext:value-type="float">
            <text:p>3482</text:p>
          </table:table-cell>
          <table:table-cell table:style-name="ce8" office:value-type="float" office:value="4860" calcext:value-type="float">
            <text:p>4860</text:p>
          </table:table-cell>
          <table:table-cell table:style-name="ce8" office:value-type="string" calcext:value-type="string">
            <text:p>0</text:p>
          </table:table-cell>
          <table:table-cell table:formula="of:=MAX(VLOOKUP([.C20];[.$A$1:.$F$21];6;0);VLOOKUP([.D20];[.$A$1:.$F$21];6;0);VLOOKUP([.E20];[.$A$1:.$F$21];6;0);)+[.B20]" office:value-type="float" office:value="41" calcext:value-type="float">
            <text:p>41</text:p>
          </table:table-cell>
          <table:table-cell table:style-name="Default"/>
        </table:table-row>
        <table:table-row table:style-name="ro2">
          <table:table-cell office:value-type="float" office:value="9551" calcext:value-type="float">
            <text:p>9551</text:p>
          </table:table-cell>
          <table:table-cell office:value-type="float" office:value="15" calcext:value-type="float">
            <text:p>15</text:p>
          </table:table-cell>
          <table:table-cell office:value-type="float" office:value="1491" calcext:value-type="float">
            <text:p>1491</text:p>
          </table:table-cell>
          <table:table-cell table:style-name="ce8" office:value-type="float" office:value="3482" calcext:value-type="float">
            <text:p>3482</text:p>
          </table:table-cell>
          <table:table-cell table:style-name="ce8" office:value-type="float" office:value="8820" calcext:value-type="float">
            <text:p>8820</text:p>
          </table:table-cell>
          <table:table-cell table:formula="of:=MAX(VLOOKUP([.C21];[.$A$1:.$F$21];6;0);VLOOKUP([.D21];[.$A$1:.$F$21];6;0);VLOOKUP([.E21];[.$A$1:.$F$21];6;0);)+[.B21]" office:value-type="float" office:value="75" calcext:value-type="float">
            <text:p>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р.</number:text>
    </number:number-style>
    <number:number-style style:name="N130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р.</number:text>
    </number:number-style>
    <number:number-style style:name="N132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2" style:volatile="true">
      <number:text loext:blank-width-char="-"> </number:text>
      <number:fill-character> </number:fill-character>
      <number:text loext:blank-width-char="-4">- 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9:23:13.761000000</meta:creation-date>
    <dc:date>2025-04-21T19:31:03.075000000</dc:date>
    <meta:editing-duration>PT7M49S</meta:editing-duration>
    <meta:editing-cycles>1</meta:editing-cycles>
    <meta:document-statistic meta:table-count="1" meta:cell-count="127" meta:object-count="0"/>
    <meta:generator>LibreOffice/24.2.2.2$Windows_X86_64 LibreOffice_project/d56cc158d8a96260b836f100ef4b4ef25d6f1a01</meta:generator>
  </office:meta>
</office:document-meta>
</file>